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3.179cm" fo:min-width="4.58cm"/>
      <style:paragraph-properties style:writing-mode="lr-tb"/>
    </style:style>
    <style:style style:name="gr2" style:family="graphic" style:parent-style-name="standard">
      <style:graphic-properties draw:fill-color="#e0c2cd" draw:textarea-horizontal-align="justify" draw:textarea-vertical-align="middle" draw:auto-grow-height="false" fo:min-height="3.179cm" fo:min-width="4.326cm"/>
      <style:paragraph-properties style:writing-mode="lr-tb"/>
    </style:style>
    <style:style style:name="gr3" style:family="graphic" style:parent-style-name="standard">
      <style:graphic-properties draw:fill-color="#e8f2a1" draw:textarea-horizontal-align="justify" draw:textarea-vertical-align="middle" draw:auto-grow-height="false" fo:min-height="3.687cm" fo:min-width="5.723cm"/>
      <style:paragraph-properties style:writing-mode="lr-tb"/>
    </style:style>
    <style:style style:name="gr4" style:family="graphic" style:parent-style-name="standard">
      <style:graphic-properties draw:fill-color="#fff5ce" draw:textarea-horizontal-align="justify" draw:textarea-vertical-align="middle" draw:auto-grow-height="false" fo:min-height="5.211cm" fo:min-width="7.374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fill-color="#fff5ce" draw:textarea-horizontal-align="justify" draw:textarea-vertical-align="middle" draw:auto-grow-height="false" fo:min-height="3.56cm" fo:min-width="8.009cm"/>
      <style:paragraph-properties style:writing-mode="lr-tb"/>
    </style:style>
    <style:style style:name="gr7" style:family="graphic" style:parent-style-name="objectwithoutfill">
      <style:graphic-properties svg:stroke-color="#8d281e" draw:marker-end="Arrow" draw:marker-end-width="0.3cm" draw:fill="solid" draw:textarea-vertical-align="middle"/>
    </style:style>
    <style:style style:name="gr8" style:family="graphic" style:parent-style-name="standard">
      <style:graphic-properties draw:fill-color="#ffaa95" draw:textarea-horizontal-align="justify" draw:textarea-vertical-align="middle" draw:auto-grow-height="false" fo:min-height="2.544cm" fo:min-width="5.2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179cm"/>
      <style:paragraph-properties style:writing-mode="lr-tb"/>
    </style:style>
    <style:style style:name="gr10" style:family="graphic" style:parent-style-name="standard">
      <style:graphic-properties svg:stroke-color="#2a6099" draw:fill-color="#dee6ef" draw:textarea-horizontal-align="justify" draw:textarea-vertical-align="middle" draw:auto-grow-height="false" fo:min-height="2.925cm" fo:min-width="8.136cm"/>
      <style:paragraph-properties style:writing-mode="lr-tb"/>
    </style:style>
    <style:style style:name="gr11" style:family="graphic" style:parent-style-name="standard">
      <style:graphic-properties svg:stroke-color="#2a6099" draw:fill-color="#dee7e5" draw:textarea-horizontal-align="justify" draw:textarea-vertical-align="middle" draw:auto-grow-height="false" fo:min-height="4.068cm" fo:min-width="5.596cm"/>
      <style:paragraph-properties style:writing-mode="lr-tb"/>
    </style:style>
    <style:style style:name="gr12" style:family="graphic" style:parent-style-name="objectwithoutfill">
      <style:graphic-properties svg:stroke-color="#2a6099"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eeeee"/>
      <style:paragraph-properties fo:text-align="center" style:writing-mode="lr-tb"/>
    </style:style>
    <style:style style:name="P3" style:family="paragraph">
      <loext:graphic-properties draw:fill-color="#e0c2cd"/>
      <style:paragraph-properties fo:text-align="center" style:writing-mode="lr-tb"/>
    </style:style>
    <style:style style:name="P4" style:family="paragraph">
      <loext:graphic-properties draw:fill-color="#e8f2a1"/>
      <style:paragraph-properties fo:text-align="center" style:writing-mode="lr-tb"/>
    </style:style>
    <style:style style:name="P5" style:family="paragraph">
      <loext:graphic-properties draw:fill-color="#fff5ce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aa95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2a6099" fo:font-size="26pt" fo:font-weight="bold" style:font-weight-asian="bold" style:font-weight-complex="bold"/>
    </style:style>
    <style:style style:name="P10" style:family="paragraph">
      <loext:graphic-properties draw:fill-color="#dee6ef"/>
      <style:paragraph-properties fo:text-align="center"/>
    </style:style>
    <style:style style:name="P11" style:family="paragraph">
      <loext:graphic-properties draw:fill-color="#dee7e5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2a6099" fo:font-size="26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3.429cm" svg:x="1.381cm" svg:y="2.905cm">
          <text:p text:style-name="P1">Input data</text:p>
          <text:p text:style-name="P1">(file, link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826cm" svg:height="3.429cm" svg:x="7.858cm" svg:y="2.905cm">
          <text:p text:style-name="P1">All types </text:p>
          <text:p text:style-name="P1">Converted to</text:p>
          <text:p text:style-name="P1">TXT file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3.937cm" svg:x="13.954cm" svg:y="5.572cm">
          <text:p text:style-name="P1">TXT files are checked</text:p>
          <text:p text:style-name="P1">for the content</text:p>
          <text:p text:style-name="P1"><text:span text:style-name="T1">safety, category</text:span></text:p>
          <text:p text:style-name="P1"><text:span text:style-name="T1">and siz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7.874cm" svg:height="5.461cm" svg:x="9.382cm" svg:y="13.319cm">
          <text:p text:style-name="P1">Depending on the file</text:p>
          <text:p text:style-name="P1">category, some <text:span text:style-name="T1">paths</text:span></text:p>
          <text:p text:style-name="P1">are added to AI’s prompt.</text:p>
          <text:p text:style-name="P1">Other content</text:p>
          <text:p text:style-name="P1">are converted to</text:p>
          <text:p text:style-name="P1"><text:span text:style-name="T1">Vector store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6.588cm" svg:y1="4.683cm" svg:x2="7.858cm" svg:y2="4.683cm">
          <text:p/>
        </draw:line>
        <draw:connector draw:style-name="gr5" draw:text-style-name="P6" draw:layer="layout" draw:type="lines" svg:x1="13.029cm" svg:y1="4.354cm" svg:x2="15.708cm" svg:y2="5.326cm" svg:d="M13029 4354l2679 972" svg:viewBox="0 0 2680 973">
          <text:p/>
        </draw:connector>
        <draw:connector draw:style-name="gr5" draw:text-style-name="P6" draw:layer="layout" draw:type="lines" svg:x1="15.574cm" svg:y1="9.88cm" svg:x2="13.319cm" svg:y2="13.319cm" draw:end-shape="id1" svg:d="M15574 9880l-2255 2937v502" svg:viewBox="0 0 2256 3440">
          <text:p/>
        </draw:connector>
        <draw:custom-shape draw:style-name="gr6" draw:text-style-name="P5" draw:layer="layout" svg:width="8.509cm" svg:height="3.81cm" svg:x="1.381cm" svg:y="8.62cm">
          <text:p text:style-name="P1">Depending on size,</text:p>
          <text:p text:style-name="P1">files surpassing token size</text:p>
          <text:p text:style-name="P1">are <text:span text:style-name="T1">shortened</text:span> if their </text:p>
          <text:p text:style-name="P1">paths are provided to AI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7cm" svg:y1="8.874cm" svg:x2="10.017cm" svg:y2="10.271cm">
          <text:p/>
        </draw:line>
        <draw:line draw:style-name="gr7" draw:text-style-name="P6" draw:layer="layout" svg:x1="18.399cm" svg:y1="9.89cm" svg:x2="18.399cm" svg:y2="20.431cm">
          <text:p/>
        </draw:line>
        <draw:custom-shape draw:style-name="gr8" draw:text-style-name="P7" draw:layer="layout" svg:width="5.715cm" svg:height="2.794cm" svg:x="14.716cm" svg:y="20.939cm">
          <text:p text:style-name="P1">Unsafe files are </text:p>
          <text:p text:style-name="P1">not processed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7.271cm" svg:height="3.429cm" svg:x="13.319cm" svg:y="2.397cm">
          <draw:text-box>
            <text:p text:style-name="P8"><text:span text:style-name="T2">Upstream Data </text:span><text:span text:style-name="T2">Processing</text:span></text:p>
          </draw:text-box>
        </draw:frame>
        <draw:custom-shape draw:style-name="gr10" draw:text-style-name="P10" draw:layer="layout" svg:width="8.636cm" svg:height="3.175cm" svg:x="4.302cm" svg:y="21.955cm">
          <text:p text:style-name="P8">Vector store is used by AI</text:p>
          <text:p text:style-name="P8">as <text:span text:style-name="T1">vector </text:span><text:span text:style-name="T1">retriev</text:span><text:span text:style-name="T1">er </text:span><text:span text:style-name="T1">tools 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6.096cm" svg:height="4.318cm" svg:x="1.254cm" svg:y="16.494cm">
          <text:p text:style-name="P8">File paths in the </text:p>
          <text:p text:style-name="P8">prompt are </text:p>
          <text:p text:style-name="P8">extracted by </text:p>
          <text:p text:style-name="P8"><text:span text:style-name="T1">custom tools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9.128cm" svg:y1="12.557cm" svg:x2="9.89cm" svg:y2="13.319cm">
          <text:p/>
        </draw:line>
        <draw:line draw:style-name="gr12" draw:text-style-name="P6" draw:layer="layout" svg:x1="9.128cm" svg:y1="17.891cm" svg:x2="7.477cm" svg:y2="18.653cm">
          <text:p/>
        </draw:line>
        <draw:line draw:style-name="gr12" draw:text-style-name="P6" draw:layer="layout" svg:x1="11.668cm" svg:y1="19.161cm" svg:x2="10.144cm" svg:y2="21.82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1T11:27:33.571939481</meta:creation-date>
    <dc:date>2023-10-11T15:01:17.416332530</dc:date>
    <meta:editing-duration>PT1H5M19S</meta:editing-duration>
    <meta:editing-cycles>13</meta:editing-cycles>
    <meta:generator>LibreOffice/6.4.7.2$Linux_X86_64 LibreOffice_project/40$Build-2</meta:generator>
    <meta:document-statistic meta:object-count="17"/>
  </office:meta>
</office:document-meta>
</file>